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0F4782EDB2A.png" manifest:media-type="image/png"/>
  <manifest:file-entry manifest:full-path="Pictures/10000201000003CF000000F4B54E8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32cm" svg:y="-0.192cm" svg:width="25.797cm" svg:height="6.456cm" draw:z-index="0"><draw:image xlink:href="Pictures/10000201000003CF000000F4B54E89C0.png" xlink:type="simple" xlink:show="embed" xlink:actuate="onLoad"/></draw:frame><draw:frame draw:style-name="fr1" draw:name="Image2" text:anchor-type="paragraph" svg:x="-0.427cm" svg:y="6.59cm" svg:width="17.41cm" svg:height="6.456cm" draw:z-index="1"><draw:image xlink:href="Pictures/1000020100000292000000F4782EDB2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6:39:23.015758823</meta:creation-date>
    <meta:print-date>2016-02-09T16:42:06.719888816</meta:print-date>
    <dc:date>2016-02-09T16:47:33.716154922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